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USANA CARRION</text:span></text:p>
            <text:p text:style-name="P7">Lin.Genet(Ped.1):<text:span text:style-name="T4">POLLOS CRIOLLOS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>SUSANA CARRION</text:span></text:p>
            <text:p text:style-name="P7">Lin.Genet(Ped.2):<text:span text:style-name="T4">FR. ROJ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>AVICOLA TRUJILLO</text:span></text:p>
            <text:p text:style-name="P7">Lin.Genet(Ped.3):<text:span text:style-name="T4">PATOS BB</text:span></text:p>
            <text:p text:style-name="P7">Cant.Cajas(Ped 3):<text:span text:style-name="T4">1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2:48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